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4pt" officeooo:rsid="00114682" officeooo:paragraph-rsid="00114682"/>
    </style:style>
    <style:style style:name="P2" style:family="paragraph" style:parent-style-name="Standard">
      <style:paragraph-properties fo:text-align="start" style:justify-single-word="false"/>
      <style:text-properties fo:font-size="14pt" fo:font-style="normal" officeooo:rsid="0011f824" officeooo:paragraph-rsid="0011f824" style:font-style-asian="normal" style:font-style-complex="normal"/>
    </style:style>
    <style:style style:name="P3" style:family="paragraph" style:parent-style-name="Standard">
      <style:paragraph-properties fo:text-align="start" style:justify-single-word="false"/>
      <style:text-properties fo:font-size="14pt" fo:font-style="normal" officeooo:rsid="00137d24" officeooo:paragraph-rsid="00137d24" style:font-style-asian="normal" style:font-style-complex="normal"/>
    </style:style>
    <style:style style:name="P4" style:family="paragraph" style:parent-style-name="Standard">
      <style:paragraph-properties fo:text-align="start" style:justify-single-word="false"/>
      <style:text-properties fo:font-size="14pt" fo:font-style="normal" officeooo:rsid="0018d6c5" officeooo:paragraph-rsid="0018d6c5" style:font-style-asian="normal" style:font-style-complex="normal"/>
    </style:style>
    <style:style style:name="P5" style:family="paragraph" style:parent-style-name="Standard">
      <style:paragraph-properties fo:text-align="start" style:justify-single-word="false"/>
      <style:text-properties fo:font-size="14pt" fo:font-style="italic" officeooo:rsid="0014aafd" officeooo:paragraph-rsid="0014aafd" style:font-style-asian="italic" style:font-style-complex="italic"/>
    </style:style>
    <style:style style:name="P6" style:family="paragraph" style:parent-style-name="Standard">
      <style:paragraph-properties fo:text-align="start" style:justify-single-word="false"/>
      <style:text-properties fo:font-size="14pt" fo:font-style="italic" officeooo:rsid="001931e7" officeooo:paragraph-rsid="001931e7" style:font-style-asian="italic" style:font-style-complex="italic"/>
    </style:style>
    <style:style style:name="P7" style:family="paragraph" style:parent-style-name="Standard">
      <style:paragraph-properties fo:text-align="start" style:justify-single-word="false"/>
      <style:text-properties fo:font-size="14pt" officeooo:rsid="00168ffe" officeooo:paragraph-rsid="00168ffe"/>
    </style:style>
    <style:style style:name="P8" style:family="paragraph" style:parent-style-name="Standard">
      <style:paragraph-properties fo:text-align="center" style:justify-single-word="false"/>
      <style:text-properties fo:font-size="16pt" officeooo:rsid="00102368" officeooo:paragraph-rsid="00102368"/>
    </style:style>
    <style:style style:name="P9" style:family="paragraph" style:parent-style-name="Standard">
      <style:paragraph-properties fo:text-align="start" style:justify-single-word="false"/>
      <style:text-properties fo:font-size="16pt" officeooo:rsid="00102368" officeooo:paragraph-rsid="00102368"/>
    </style:style>
    <style:style style:name="P10" style:family="paragraph" style:parent-style-name="Standard" style:list-style-name="L1">
      <style:paragraph-properties fo:text-align="start" style:justify-single-word="false"/>
      <style:text-properties fo:font-size="12pt" fo:font-style="italic" officeooo:rsid="0011f824" officeooo:paragraph-rsid="0011f824" style:font-style-asian="italic" style:font-style-complex="italic"/>
    </style:style>
    <style:style style:name="P11" style:family="paragraph" style:parent-style-name="Standard">
      <style:paragraph-properties fo:text-align="start" style:justify-single-word="false"/>
      <style:text-properties fo:font-size="12pt" fo:font-style="italic" officeooo:rsid="0011f824" officeooo:paragraph-rsid="0011f824" style:font-style-asian="italic" style:font-style-complex="italic"/>
    </style:style>
    <style:style style:name="P12" style:family="paragraph" style:parent-style-name="Standard" style:list-style-name="L3">
      <style:paragraph-properties fo:text-align="start" style:justify-single-word="false"/>
      <style:text-properties fo:font-size="12pt" fo:font-style="italic" officeooo:rsid="0014aafd" officeooo:paragraph-rsid="0014aafd" style:font-style-asian="italic" style:font-style-complex="italic"/>
    </style:style>
    <style:style style:name="P13" style:family="paragraph" style:parent-style-name="Standard" style:list-style-name="L4">
      <style:paragraph-properties fo:text-align="start" style:justify-single-word="false"/>
      <style:text-properties fo:font-size="12pt" fo:font-style="italic" officeooo:rsid="0014f592" officeooo:paragraph-rsid="0014f592" style:font-style-asian="italic" style:font-style-complex="italic"/>
    </style:style>
    <style:style style:name="P14" style:family="paragraph" style:parent-style-name="Standard" style:list-style-name="L5">
      <style:paragraph-properties fo:text-align="start" style:justify-single-word="false"/>
      <style:text-properties fo:font-size="12pt" fo:font-style="italic" officeooo:rsid="0016cdf9" officeooo:paragraph-rsid="0016cdf9" style:font-style-asian="italic" style:font-style-complex="italic"/>
    </style:style>
    <style:style style:name="P15" style:family="paragraph" style:parent-style-name="Standard" style:list-style-name="L5">
      <style:paragraph-properties fo:text-align="start" style:justify-single-word="false"/>
      <style:text-properties fo:font-size="12pt" fo:font-style="italic" officeooo:rsid="00170de6" officeooo:paragraph-rsid="00170de6" style:font-style-asian="italic" style:font-style-complex="italic"/>
    </style:style>
    <style:style style:name="P16" style:family="paragraph" style:parent-style-name="Standard">
      <style:paragraph-properties fo:text-align="start" style:justify-single-word="false"/>
      <style:text-properties fo:font-size="12pt" fo:font-style="italic" officeooo:rsid="00170de6" officeooo:paragraph-rsid="00170de6" style:font-style-asian="italic" style:font-style-complex="italic"/>
    </style:style>
    <style:style style:name="P17" style:family="paragraph" style:parent-style-name="Standard" style:list-style-name="L6">
      <style:paragraph-properties fo:text-align="start" style:justify-single-word="false"/>
      <style:text-properties fo:font-size="12pt" fo:font-style="italic" officeooo:rsid="0018d6c5" officeooo:paragraph-rsid="0018d6c5" style:font-style-asian="italic" style:font-style-complex="italic"/>
    </style:style>
    <style:style style:name="P18" style:family="paragraph" style:parent-style-name="Standard">
      <style:paragraph-properties fo:text-align="start" style:justify-single-word="false"/>
      <style:text-properties fo:font-size="12pt" fo:font-style="italic" officeooo:rsid="0018d6c5" officeooo:paragraph-rsid="0018d6c5" style:font-style-asian="italic" style:font-style-complex="italic"/>
    </style:style>
    <style:style style:name="P19" style:family="paragraph" style:parent-style-name="Standard" style:list-style-name="L5">
      <style:paragraph-properties fo:text-align="start" style:justify-single-word="false"/>
      <style:text-properties fo:font-size="12pt" fo:font-style="italic" officeooo:rsid="0018d6c5" officeooo:paragraph-rsid="0018d6c5" style:font-style-asian="italic" style:font-style-complex="italic"/>
    </style:style>
    <style:style style:name="P20" style:family="paragraph" style:parent-style-name="Standard">
      <style:paragraph-properties fo:text-align="start" style:justify-single-word="false"/>
      <style:text-properties fo:font-size="12pt" fo:font-style="italic" officeooo:rsid="001acd68" officeooo:paragraph-rsid="001acd68" style:font-style-asian="italic" style:font-style-complex="italic"/>
    </style:style>
    <style:style style:name="P21" style:family="paragraph" style:parent-style-name="Standard" style:list-style-name="L8">
      <style:paragraph-properties fo:text-align="start" style:justify-single-word="false"/>
      <style:text-properties fo:font-size="12pt" fo:font-style="italic" officeooo:rsid="001acd68" officeooo:paragraph-rsid="001acd68" style:font-style-asian="italic" style:font-style-complex="italic"/>
    </style:style>
    <style:style style:name="P22" style:family="paragraph" style:parent-style-name="Standard" style:list-style-name="L8">
      <style:paragraph-properties fo:text-align="start" style:justify-single-word="false"/>
      <style:text-properties fo:font-size="12pt" fo:font-style="italic" officeooo:rsid="001c67c3" officeooo:paragraph-rsid="001c67c3" style:font-style-asian="italic" style:font-style-complex="italic"/>
    </style:style>
    <style:style style:name="P23" style:family="paragraph" style:parent-style-name="Standard" style:list-style-name="L2">
      <style:paragraph-properties fo:text-align="start" style:justify-single-word="false"/>
      <style:text-properties fo:font-size="12pt" fo:font-style="normal" officeooo:rsid="00137d24" officeooo:paragraph-rsid="00137d24" style:font-style-asian="normal" style:font-style-complex="normal"/>
    </style:style>
    <style:style style:name="P24" style:family="paragraph" style:parent-style-name="Standard">
      <style:paragraph-properties fo:text-align="start" style:justify-single-word="false"/>
      <style:text-properties fo:font-size="12pt" fo:font-style="normal" officeooo:rsid="00137d24" officeooo:paragraph-rsid="00137d24" style:font-style-asian="normal" style:font-style-complex="normal"/>
    </style:style>
    <style:style style:name="P25" style:family="paragraph" style:parent-style-name="Standard" style:list-style-name="L5">
      <style:paragraph-properties fo:text-align="start" style:justify-single-word="false"/>
      <style:text-properties fo:font-size="12pt" officeooo:rsid="0016cdf9" officeooo:paragraph-rsid="0016cdf9"/>
    </style:style>
    <style:style style:name="P26" style:family="paragraph" style:parent-style-name="Standard" style:list-style-name="L4">
      <style:paragraph-properties fo:text-align="start" style:justify-single-word="false"/>
      <style:text-properties officeooo:paragraph-rsid="0014f592"/>
    </style:style>
    <style:style style:name="P27" style:family="paragraph" style:parent-style-name="Standard" style:list-style-name="L4">
      <style:paragraph-properties fo:text-align="start" style:justify-single-word="false"/>
      <style:text-properties officeooo:rsid="0014f592" officeooo:paragraph-rsid="0014f592"/>
    </style:style>
    <style:style style:name="P28" style:family="paragraph" style:parent-style-name="Standard">
      <style:paragraph-properties fo:text-align="start" style:justify-single-word="false"/>
      <style:text-properties officeooo:rsid="0014f592" officeooo:paragraph-rsid="0014f592"/>
    </style:style>
    <style:style style:name="T1" style:family="text">
      <style:text-properties fo:font-style="normal" style:font-style-asian="normal" style:font-style-complex="normal"/>
    </style:style>
    <style:style style:name="T2" style:family="text">
      <style:text-properties fo:font-style="normal" officeooo:rsid="0015b655" style:font-style-asian="normal" style:font-style-complex="normal"/>
    </style:style>
    <style:style style:name="T3" style:family="text">
      <style:text-properties fo:font-size="12pt" fo:font-style="normal" style:font-style-asian="normal" style:font-style-complex="normal"/>
    </style:style>
    <style:style style:name="T4" style:family="text">
      <style:text-properties fo:font-size="12pt" fo:font-style="normal" officeooo:rsid="0014f592" style:font-style-asian="normal" style:font-style-complex="normal"/>
    </style:style>
    <style:style style:name="T5" style:family="text">
      <style:text-properties fo:font-size="12pt" fo:font-style="normal" officeooo:rsid="0015b655"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Git Branch</text:p>
      <text:p text:style-name="P9"/>
      <text:p text:style-name="P1">Branch Common Uses</text:p>
      <text:list xml:id="list4272682781" text:style-name="L1">
        <text:list-item>
          <text:p text:style-name="P10">git branch <text:span text:style-name="T1">- lists all branches of a project. * indicates where HEAD points to.</text:span></text:p>
        </text:list-item>
        <text:list-item>
          <text:p text:style-name="P10">git branch -d &lt;branch&gt; -<text:span text:style-name="T1"> deletes the specified branch. </text:span></text:p>
        </text:list-item>
        <text:list-item>
          <text:p text:style-name="P10">git checkout &lt;branch&gt; <text:span text:style-name="T1">- changes to a different branch.</text:span></text:p>
        </text:list-item>
        <text:list-item>
          <text:p text:style-name="P10">git checkout -b &lt;branch&gt;<text:span text:style-name="T1"> - creates and changes to the new branch.</text:span></text:p>
        </text:list-item>
        <text:list-item>
          <text:p text:style-name="P10">git merge &lt;branch&gt; - m<text:span text:style-name="T1">erges the specified branch into main branch. (must be in main branch)</text:span></text:p>
        </text:list-item>
      </text:list>
      <text:p text:style-name="P11"><text:span text:style-name="T1"/></text:p>
      <text:p text:style-name="P2">Git Merge</text:p>
      <text:list xml:id="list1283834104" text:style-name="L2">
        <text:list-item>
          <text:p text:style-name="P23">If the same part of the same file is changed in two branches that you are merging, then merge conflicts will occur. </text:p>
          <text:list>
            <text:list-item>
              <text:p text:style-name="P23">If there are merge conflicts, Git adds standard conflict-resolution markers to the files that have conflicts.</text:p>
            </text:list-item>
            <text:list-item>
              <text:p text:style-name="P23">There will be a block that is divided by &lt;&lt;&lt;&lt;&lt;&lt;&lt;&lt; || ========= || &gt;&gt;&gt;&gt;&gt;&gt;&gt;&gt;&gt;</text:p>
              <text:list>
                <text:list-item>
                  <text:p text:style-name="P23">&lt;&lt;&lt;&lt;&lt;&lt;&lt;&lt;&lt;: shows version of HEAD</text:p>
                  <text:p text:style-name="P23">=========: Division between version of HEAD and branch</text:p>
                </text:list-item>
                <text:list-item>
                  <text:p text:style-name="P23">&gt;&gt;&gt;&gt;&gt;&gt;&gt;&gt;&gt;: shows version of branch</text:p>
                </text:list-item>
              </text:list>
            </text:list-item>
          </text:list>
        </text:list-item>
      </text:list>
      <text:p text:style-name="P24"/>
      <text:p text:style-name="P3">Branch Management</text:p>
      <text:list xml:id="list3481295579" text:style-name="L3">
        <text:list-item>
          <text:p text:style-name="P12">git branch --merged<text:span text:style-name="T1"> / --no-merged</text:span>: <text:span text:style-name="T1">filters this list to branches that you have or have not yet merged into the branch you're currently working on.</text:span></text:p>
          <text:list>
            <text:list-item>
              <text:p text:style-name="P12"><text:span text:style-name="T1">Branches in --merged are generally fine to delete because data is already merged.</text:span></text:p>
            </text:list-item>
          </text:list>
        </text:list-item>
        <text:list-item>
          <text:p text:style-name="P12">git --move &lt;bad-branch&gt;&lt;good-branch&gt;<text:span text:style-name="T1">: This replaces the name of the branch locally, you must push it to the remote server for others to see the changed branch name.</text:span></text:p>
          <text:list>
            <text:list-item>
              <text:p text:style-name="P12"><text:span text:style-name="T1">Changing the name of the main branch will break many services. dont do it..</text:span></text:p>
            </text:list-item>
            <text:list-item>
              <text:p text:style-name="P12"><text:span text:style-name="T1">Do not rename branches that are in use by others.</text:span></text:p>
            </text:list-item>
          </text:list>
        </text:list-item>
      </text:list>
      <text:p text:style-name="P11"><text:span text:style-name="T1"/></text:p>
      <text:p text:style-name="P5"><text:span text:style-name="T1">Branch Workflows</text:span></text:p>
      <text:list xml:id="list1325120445" text:style-name="L4">
        <text:list-item>
          <text:p text:style-name="P13"><text:span text:style-name="T1">Long-Running Branches</text:span></text:p>
          <text:list>
            <text:list-item>
              <text:p text:style-name="P13"><text:span text:style-name="T1">A common workflow is to keep separate branches which contains only stable code and developmental branches for testing.</text:span></text:p>
            </text:list-item>
            <text:list-item>
              <text:p text:style-name="P13"><text:span text:style-name="T1">Code that may not be entirely stable will be updated in the developmental branch until stable and then merged into the main branch.</text:span></text:p>
            </text:list-item>
          </text:list>
        </text:list-item>
        <text:list-item>
          <text:p text:style-name="P26"><text:span text:style-name="T4">Think of this as pointers moving up a line of commits. The further up branches are the bleeding-edge branches and the most stable will be farther down the line.</text:span></text:p>
          <text:p text:style-name="P26"><text:span text:style-name="T4"/></text:p>
        </text:list-item>
        <text:list-item>
          <text:p text:style-name="P27"><text:span text:style-name="T3">Topic branches: A short-lived branch that you create and use for a single particular feature.</text:span><text:span text:style-name="T5"> This makes it easier to see what changes were made in a branch because of separation.</text:span></text:p>
        </text:list-item>
      </text:list>
      <text:p text:style-name="P28"><text:span text:style-name="T5"/></text:p>
      <text:p text:style-name="P7"><text:span text:style-name="T2">R</text:span><text:span text:style-name="T1">emote Branches</text:span></text:p>
      <text:list xml:id="list2970321293" text:style-name="L5">
        <text:list-item>
          <text:p text:style-name="P25"><text:span text:style-name="T1">Remote references are references in your remote repositories (branches, tags, etc.)</text:span></text:p>
        </text:list-item>
        <text:list-item>
          <text:p text:style-name="P14">git fetch<text:span text:style-name="T1"> : updates your remote-tracking branches.</text:span></text:p>
        </text:list-item>
        <text:list-item>
          <text:p text:style-name="P14"><text:span text:style-name="T1">Tracking branches are local branches that have a direct relationship to a remote branch.</text:span></text:p>
          <text:list>
            <text:list-item>
              <text:p text:style-name="P15"><text:span text:style-name="T1">To see what tracking branches are set up: use </text:span>-vv<text:span text:style-name="T1"> with </text:span>git branch<text:span text:style-name="T1">.</text:span></text:p>
            </text:list-item>
          </text:list>
        </text:list-item>
        <text:list-item>
          <text:p text:style-name="P19">git push --delete <text:span text:style-name="T1">: to remove a remote branch.</text:span></text:p>
        </text:list-item>
      </text:list>
      <text:p text:style-name="P16"><text:span text:style-name="T1"/></text:p>
      <text:p text:style-name="P4"><text:soft-page-break/></text:p>
      <text:p text:style-name="P4">Pulling</text:p>
      <text:list xml:id="list2033742949" text:style-name="L6">
        <text:list-item>
          <text:p text:style-name="P17">git pull<text:span text:style-name="T1"> : It is essentially </text:span>git fetch<text:span text:style-name="T1"> followed immediately by </text:span>git merge<text:span text:style-name="T1">.</text:span></text:p>
        </text:list-item>
        <text:list-item>
          <text:p text:style-name="P17"><text:span text:style-name="T1"><text:s/>This command fetches all changes on the server and immediately merges.</text:span></text:p>
        </text:list-item>
        <text:list-item>
          <text:p text:style-name="P17"><text:span text:style-name="T1">It is generally better the use </text:span>git fetch<text:span text:style-name="T1"> and </text:span>git merge<text:span text:style-name="T1"> as </text:span>git pull<text:span text:style-name="T1"> can be confusing.</text:span></text:p>
        </text:list-item>
      </text:list>
      <text:p text:style-name="P18"><text:span text:style-name="T1"/></text:p>
      <text:p text:style-name="P6"><text:span text:style-name="T1">Rebasing</text:span></text:p>
      <text:list xml:id="list4198075713" text:style-name="L8">
        <text:list-item>
          <text:p text:style-name="P21"><text:span text:style-name="T1">The rebase command </text:span>rebase<text:span text:style-name="T1"> takes all the changes that were committed on one branch and replay them on a different branch.</text:span></text:p>
          <text:list>
            <text:list-item>
              <text:p text:style-name="P21"><text:span text:style-name="T1">This is done by going to the common ancestor of the two branches, getting the diffs by each commit, resetting the current branch to the same commit as the branch you are rebasing to, and applying each change in turn.</text:span></text:p>
            </text:list-item>
          </text:list>
        </text:list-item>
        <text:list-item>
          <text:p text:style-name="P21"><text:span text:style-name="T1">Do not rebase commits that exist outside our repository and that people may have based work on.</text:span></text:p>
        </text:list-item>
      </text:list>
      <text:p text:style-name="P20"><text:span text:style-name="T1"/></text:p>
      <text:list xml:id="list172351643748683" text:continue-numbering="true" text:style-name="L8">
        <text:list-item>
          <text:p text:style-name="P21"><text:span text:style-name="T1">Rebase vs. Merge</text:span></text:p>
          <text:list>
            <text:list-item>
              <text:p text:style-name="P22"><text:span text:style-name="T1">Rebase changes the commit history.</text:span></text:p>
            </text:list-item>
            <text:list-item>
              <text:p text:style-name="P22"><text:span text:style-name="T1">Merge keeps all commits made, but keeps redundant information.</text:span></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0" meta:object-count="0" meta:page-count="2" meta:paragraph-count="44" meta:word-count="569" meta:character-count="3128" meta:non-whitespace-character-count="2640"/>
  </office:meta>
</office:document-meta>
</file>